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jstalinea" style:master-page-name="MP0" style:list-style-name="LFO1" style:family="paragraph">
      <style:paragraph-properties fo:break-before="page"/>
    </style:style>
    <style:style style:name="P2" style:parent-style-name="Lijstalinea" style:list-style-name="LFO1" style:family="paragraph"/>
    <style:style style:name="P3" style:parent-style-name="Lijstalinea" style:list-style-name="LFO1" style:family="paragraph"/>
    <style:style style:name="P4" style:parent-style-name="Lijstalinea" style:list-style-name="LFO1" style:family="paragraph"/>
    <style:style style:name="P5" style:parent-style-name="Lijstalinea" style:list-style-name="LFO3" style:family="paragraph"/>
    <style:style style:name="P6" style:parent-style-name="Lijstalinea" style:list-style-name="LFO3" style:family="paragraph"/>
    <style:style style:name="P7" style:parent-style-name="Lijstalinea" style:list-style-name="LFO3" style:family="paragraph"/>
    <style:style style:name="P8" style:parent-style-name="Lijstalinea" style:list-style-name="LFO3" style:family="paragraph"/>
    <style:style style:name="P9" style:parent-style-name="Lijstalinea" style:list-style-name="LFO4" style:family="paragraph"/>
    <style:style style:name="P10" style:parent-style-name="Lijstalinea" style:list-style-name="LFO4" style:family="paragraph"/>
    <style:style style:name="P11" style:parent-style-name="Lijstalinea" style:list-style-name="LFO4" style:family="paragraph"/>
    <style:style style:name="P12" style:parent-style-name="Lijstalinea" style:list-style-name="LFO4" style:family="paragraph"/>
    <style:style style:name="P13" style:parent-style-name="Lijstalinea" style:list-style-name="LFO4" style:family="paragraph"/>
    <style:style style:name="P14" style:parent-style-name="Lijstalinea" style:list-style-name="LFO4" style:family="paragraph"/>
    <style:style style:name="P15" style:parent-style-name="Lijstalinea" style:family="paragraph">
      <style:paragraph-properties fo:break-before="page"/>
    </style:style>
    <style:style style:name="P16" style:parent-style-name="Geenafstand" style:family="paragraph">
      <style:paragraph-properties>
        <style:tab-stops>
          <style:tab-stop style:type="left" style:position="1.6458in"/>
        </style:tab-stops>
      </style:paragraph-properties>
    </style:style>
    <style:style style:name="P17" style:parent-style-name="Geenafstand" style:family="paragraph">
      <style:paragraph-properties>
        <style:tab-stops>
          <style:tab-stop style:type="left" style:position="1.6458in"/>
        </style:tab-stops>
      </style:paragraph-properties>
    </style:style>
    <style:style style:name="P18" style:parent-style-name="Geenafstand" style:family="paragraph">
      <style:paragraph-properties>
        <style:tab-stops>
          <style:tab-stop style:type="left" style:position="1.6458in"/>
        </style:tab-stops>
      </style:paragraph-properties>
    </style:style>
    <style:style style:name="T19" style:parent-style-name="Standaardalinea-lettertype" style:family="text">
      <style:text-properties style:font-name="Calibri" style:font-name-asian="Calibri" style:font-name-complex="Calibri"/>
    </style:style>
    <style:style style:name="P20" style:parent-style-name="Lijstalinea" style:list-style-name="LFO8" style:family="paragraph"/>
    <style:style style:name="T21" style:parent-style-name="Standaardalinea-lettertype" style:family="text">
      <style:text-properties style:font-name="Calibri" style:font-name-asian="Calibri" style:font-name-complex="Calibri"/>
    </style:style>
    <style:style style:name="P22" style:parent-style-name="Lijstalinea" style:list-style-name="LFO8" style:family="paragraph">
      <style:text-properties style:font-name="Calibri" style:font-name-asian="Calibri" style:font-name-complex="Calibri"/>
    </style:style>
    <style:style style:name="P23" style:parent-style-name="Lijstalinea" style:list-style-name="LFO8" style:family="paragraph"/>
    <style:style style:name="T24" style:parent-style-name="Standaardalinea-lettertype" style:family="text">
      <style:text-properties style:font-name="Calibri" style:font-name-asian="Calibri" style:font-name-complex="Calibri"/>
    </style:style>
    <style:style style:name="P25" style:parent-style-name="Lijstalinea" style:list-style-name="LFO8" style:family="paragraph"/>
    <style:style style:name="T26" style:parent-style-name="Standaardalinea-lettertype" style:family="text">
      <style:text-properties style:font-name="Calibri" style:font-name-asian="Calibri" style:font-name-complex="Calibri"/>
    </style:style>
    <style:style style:name="P27" style:parent-style-name="Lijstalinea" style:list-style-name="LFO8" style:family="paragraph"/>
    <style:style style:name="T28" style:parent-style-name="Standaardalinea-lettertype" style:family="text">
      <style:text-properties style:font-name="Calibri" style:font-name-asian="Calibri" style:font-name-complex="Calibri"/>
    </style:style>
    <style:style style:name="T29" style:parent-style-name="Standaardalinea-lettertype" style:family="text">
      <style:text-properties fo:font-style="italic" style:font-style-asian="italic" style:font-style-complex="italic"/>
    </style:style>
    <style:style style:name="T30" style:parent-style-name="Standaardalinea-lettertype" style:family="text">
      <style:text-properties fo:font-style="italic" style:font-style-asian="italic" style:font-style-complex="italic"/>
    </style:style>
    <style:style style:name="T31" style:parent-style-name="Standaardalinea-lettertype" style:family="text">
      <style:text-properties fo:font-style="italic" style:font-style-asian="italic" style:font-style-complex="italic"/>
    </style:style>
    <style:style style:name="P32" style:parent-style-name="Lijstalinea" style:list-style-name="LFO9" style:family="paragraph"/>
    <style:style style:name="T33" style:parent-style-name="Standaardalinea-lettertype" style:family="text">
      <style:text-properties style:font-name="Calibri" style:font-name-asian="Calibri" style:font-name-complex="Calibri"/>
    </style:style>
    <style:style style:name="P34" style:parent-style-name="Lijstalinea" style:list-style-name="LFO9" style:family="paragraph">
      <style:text-properties style:font-name="Calibri" style:font-name-asian="Calibri" style:font-name-complex="Calibri"/>
    </style:style>
    <style:style style:name="P35" style:parent-style-name="Lijstalinea" style:list-style-name="LFO9" style:family="paragraph"/>
    <style:style style:name="T36" style:parent-style-name="Standaardalinea-lettertype" style:family="text">
      <style:text-properties style:font-name="Calibri" style:font-name-asian="Calibri" style:font-name-complex="Calibri"/>
    </style:style>
    <style:style style:name="P37" style:parent-style-name="Lijstalinea" style:list-style-name="LFO9" style:family="paragraph"/>
    <style:style style:name="T38" style:parent-style-name="Standaardalinea-lettertype" style:family="text">
      <style:text-properties style:font-name="Calibri" style:font-name-asian="Calibri" style:font-name-complex="Calibri"/>
    </style:style>
    <style:style style:name="P39" style:parent-style-name="Lijstalinea" style:list-style-name="LFO9" style:family="paragraph"/>
    <style:style style:name="T40" style:parent-style-name="Standaardalinea-lettertype" style:family="text">
      <style:text-properties style:font-name="Calibri" style:font-name-asian="Calibri" style:font-name-complex="Calibri"/>
    </style:style>
    <style:style style:name="T41" style:parent-style-name="Standaardalinea-lettertype" style:family="text">
      <style:text-properties fo:font-style="italic" style:font-style-asian="italic" style:font-style-complex="italic"/>
    </style:style>
    <style:style style:name="T42" style:parent-style-name="Standaardalinea-lettertype" style:family="text">
      <style:text-properties style:text-position="super 63.6%"/>
    </style:style>
    <style:style style:name="P43" style:parent-style-name="Lijstalinea" style:list-style-name="LFO10" style:family="paragraph"/>
    <style:style style:name="T44" style:parent-style-name="Standaardalinea-lettertype" style:family="text">
      <style:text-properties style:font-name="Calibri" style:font-name-asian="Calibri" style:font-name-complex="Calibri"/>
    </style:style>
    <style:style style:name="P45" style:parent-style-name="Lijstalinea" style:list-style-name="LFO10" style:family="paragraph">
      <style:text-properties style:font-name="Calibri" style:font-name-asian="Calibri" style:font-name-complex="Calibri"/>
    </style:style>
    <style:style style:name="P46" style:parent-style-name="Lijstalinea" style:list-style-name="LFO10" style:family="paragraph"/>
    <style:style style:name="T47" style:parent-style-name="Standaardalinea-lettertype" style:family="text">
      <style:text-properties style:font-name="Calibri" style:font-name-asian="Calibri" style:font-name-complex="Calibri"/>
    </style:style>
    <style:style style:name="P48" style:parent-style-name="Lijstalinea" style:list-style-name="LFO10" style:family="paragraph"/>
    <style:style style:name="T49" style:parent-style-name="Standaardalinea-lettertype" style:family="text">
      <style:text-properties style:font-name="Calibri" style:font-name-asian="Calibri" style:font-name-complex="Calibri"/>
    </style:style>
    <style:style style:name="P50" style:parent-style-name="Lijstalinea" style:list-style-name="LFO10" style:family="paragraph"/>
    <style:style style:name="T51" style:parent-style-name="Standaardalinea-lettertype" style:family="text">
      <style:text-properties style:font-name="Calibri" style:font-name-asian="Calibri" style:font-name-complex="Calibri"/>
    </style:style>
    <style:style style:name="P52" style:parent-style-name="Standaard" style:family="paragraph">
      <style:paragraph-properties fo:break-before="page"/>
    </style:style>
    <style:style style:name="T53" style:parent-style-name="Standaardalinea-lettertype" style:family="text">
      <style:text-properties style:font-name="Arial" style:font-name-asian="Arial" style:font-name-complex="Arial"/>
    </style:style>
    <style:style style:name="T54" style:parent-style-name="Standaardalinea-lettertype" style:family="text">
      <style:text-properties style:font-name="Arial" style:font-name-asian="Arial" style:font-name-complex="Arial"/>
    </style:style>
    <style:style style:name="P55" style:parent-style-name="Standaard" style:family="paragraph">
      <style:paragraph-properties fo:text-indent="0.4916in"/>
    </style:style>
    <style:style style:name="T56" style:parent-style-name="Standaardalinea-lettertype" style:family="text">
      <style:text-properties style:font-name="Arial" style:font-name-asian="Arial" style:font-name-complex="Arial"/>
    </style:style>
    <style:style style:name="P57" style:parent-style-name="Standaard" style:family="paragraph">
      <style:paragraph-properties fo:margin-left="0.4916in" fo:text-indent="0.4916in">
        <style:tab-stops/>
      </style:paragraph-properties>
    </style:style>
    <style:style style:name="T58" style:parent-style-name="Standaardalinea-lettertype" style:family="text">
      <style:text-properties style:font-name="Arial" style:font-name-asian="Arial" style:font-name-complex="Arial"/>
    </style:style>
    <style:style style:name="P59" style:parent-style-name="Standaard" style:family="paragraph">
      <style:paragraph-properties fo:margin-left="0.9833in" fo:text-indent="0.4916in">
        <style:tab-stops/>
      </style:paragraph-properties>
    </style:style>
    <style:style style:name="T60" style:parent-style-name="Standaardalinea-lettertype" style:family="text">
      <style:text-properties style:font-name="Arial" style:font-name-asian="Arial" style:font-name-complex="Arial"/>
    </style:style>
    <style:style style:name="P61" style:parent-style-name="Standaard" style:family="paragraph">
      <style:paragraph-properties fo:margin-left="0.9833in" fo:text-indent="0.4916in">
        <style:tab-stops/>
      </style:paragraph-properties>
    </style:style>
    <style:style style:name="T62" style:parent-style-name="Standaardalinea-lettertype" style:family="text">
      <style:text-properties style:font-name="Arial" style:font-name-asian="Arial" style:font-name-complex="Arial"/>
    </style:style>
    <style:style style:name="P63" style:parent-style-name="Standaard" style:family="paragraph">
      <style:paragraph-properties fo:margin-left="0.9833in" fo:text-indent="0.4916in">
        <style:tab-stops/>
      </style:paragraph-properties>
    </style:style>
    <style:style style:name="T64" style:parent-style-name="Standaardalinea-lettertype" style:family="text">
      <style:text-properties style:font-name="Arial" style:font-name-asian="Arial" style:font-name-complex="Arial"/>
    </style:style>
    <style:style style:name="P65" style:parent-style-name="Standaard" style:family="paragraph">
      <style:paragraph-properties fo:margin-left="0.4916in" fo:text-indent="0.4916in">
        <style:tab-stops/>
      </style:paragraph-properties>
    </style:style>
    <style:style style:name="T66" style:parent-style-name="Standaardalinea-lettertype" style:family="text">
      <style:text-properties style:font-name="Arial" style:font-name-asian="Arial" style:font-name-complex="Arial"/>
    </style:style>
    <style:style style:name="P67" style:parent-style-name="Standaard" style:family="paragraph">
      <style:paragraph-properties fo:margin-left="0.9833in" fo:text-indent="0.4916in">
        <style:tab-stops/>
      </style:paragraph-properties>
    </style:style>
    <style:style style:name="T68" style:parent-style-name="Standaardalinea-lettertype" style:family="text">
      <style:text-properties style:font-name="Arial" style:font-name-asian="Arial" style:font-name-complex="Arial"/>
    </style:style>
    <style:style style:name="P69" style:parent-style-name="Standaard" style:family="paragraph">
      <style:paragraph-properties fo:margin-left="0.9833in" fo:text-indent="0.4916in">
        <style:tab-stops/>
      </style:paragraph-properties>
    </style:style>
    <style:style style:name="T70" style:parent-style-name="Standaardalinea-lettertype" style:family="text">
      <style:text-properties style:font-name="Arial" style:font-name-asian="Arial" style:font-name-complex="Arial"/>
    </style:style>
    <style:style style:name="P71" style:parent-style-name="Standaard" style:family="paragraph">
      <style:paragraph-properties fo:margin-left="0.9833in" fo:text-indent="0.4916in">
        <style:tab-stops/>
      </style:paragraph-properties>
    </style:style>
    <style:style style:name="T72" style:parent-style-name="Standaardalinea-lettertype" style:family="text">
      <style:text-properties style:font-name="Arial" style:font-name-asian="Arial" style:font-name-complex="Arial"/>
    </style:style>
    <style:style style:name="P73" style:parent-style-name="Standaard" style:family="paragraph">
      <style:paragraph-properties fo:margin-left="0.4916in">
        <style:tab-stops/>
      </style:paragraph-properties>
    </style:style>
    <style:style style:name="T74" style:parent-style-name="Standaardalinea-lettertype" style:family="text">
      <style:text-properties style:font-name="Arial" style:font-name-asian="Arial" style:font-name-complex="Arial"/>
    </style:style>
    <style:style style:name="T75" style:parent-style-name="Standaardalinea-lettertype" style:family="text">
      <style:text-properties style:font-name="Arial" style:font-name-asian="Arial" style:font-name-complex="Arial"/>
    </style:style>
    <style:style style:name="T76" style:parent-style-name="Standaardalinea-lettertype" style:family="text">
      <style:text-properties style:font-name="Arial" style:font-name-asian="Arial" style:font-name-complex="Arial"/>
    </style:style>
    <style:style style:name="T77" style:parent-style-name="Standaardalinea-lettertype" style:family="text">
      <style:text-properties style:font-name="Arial" style:font-name-asian="Arial" style:font-name-complex="Arial"/>
    </style:style>
    <style:style style:name="T78" style:parent-style-name="Standaardalinea-lettertype" style:family="text">
      <style:text-properties style:font-name="Arial" style:font-name-asian="Arial" style:font-name-complex="Arial"/>
    </style:style>
    <style:style style:name="T79" style:parent-style-name="Standaardalinea-lettertype" style:family="text">
      <style:text-properties style:font-name="Arial" style:font-name-asian="Arial" style:font-name-complex="Arial"/>
    </style:style>
    <style:style style:name="P80" style:parent-style-name="Standaard" style:family="paragraph">
      <style:paragraph-properties fo:margin-left="0.4916in">
        <style:tab-stops/>
      </style:paragraph-properties>
    </style:style>
    <style:style style:name="T81" style:parent-style-name="Standaardalinea-lettertype" style:family="text">
      <style:text-properties style:font-name="Arial" style:font-name-asian="Arial" style:font-name-complex="Arial"/>
    </style:style>
    <style:style style:name="P82" style:parent-style-name="Standaard" style:family="paragraph">
      <style:paragraph-properties fo:margin-left="0.4916in">
        <style:tab-stops/>
      </style:paragraph-properties>
    </style:style>
    <style:style style:name="T83" style:parent-style-name="Standaardalinea-lettertype" style:family="text">
      <style:text-properties style:font-name="Arial" style:font-name-asian="Arial" style:font-name-complex="Arial"/>
    </style:style>
    <style:style style:name="T84" style:parent-style-name="Standaardalinea-lettertype" style:family="text">
      <style:text-properties style:font-name="Arial" style:font-name-asian="Arial" style:font-name-complex="Arial"/>
    </style:style>
    <style:style style:name="P85" style:parent-style-name="Standaard" style:family="paragraph">
      <style:text-properties style:font-name="Arial" style:font-name-asian="Arial" style:font-name-complex="Arial"/>
    </style:style>
    <style:style style:name="P86" style:parent-style-name="Standaard" style:family="paragraph">
      <style:paragraph-properties fo:break-before="page"/>
    </style:style>
    <style:style style:name="T87" style:parent-style-name="Standaardalinea-lettertype" style:family="text">
      <style:text-properties fo:font-weight="bold" style:font-weight-asian="bold" style:font-weight-complex="bold"/>
    </style:style>
    <style:style style:name="P88" style:parent-style-name="Standaard" style:family="paragraph">
      <style:paragraph-properties fo:margin-left="1.475in" fo:text-indent="0.4916in">
        <style:tab-stops/>
      </style:paragraph-properties>
    </style:style>
    <style:style style:name="P89" style:parent-style-name="Standaard" style:family="paragraph">
      <style:paragraph-properties fo:margin-left="1.9666in" fo:text-indent="0.002in">
        <style:tab-stops/>
      </style:paragraph-properties>
    </style:style>
    <style:style style:name="P90" style:parent-style-name="Standaard" style:family="paragraph">
      <style:paragraph-properties fo:text-indent="0.4916in"/>
    </style:style>
    <style:style style:name="P91" style:parent-style-name="Standaard" style:family="paragraph">
      <style:paragraph-properties fo:margin-left="0.9833in">
        <style:tab-stops/>
      </style:paragraph-properties>
    </style:style>
    <style:style style:name="P92" style:parent-style-name="Standaard" style:family="paragraph">
      <style:paragraph-properties fo:margin-left="0.9833in">
        <style:tab-stops/>
      </style:paragraph-properties>
    </style:style>
    <style:style style:name="P93" style:parent-style-name="Standaard" style:family="paragraph">
      <style:paragraph-properties fo:margin-left="0.9833in">
        <style:tab-stops/>
      </style:paragraph-properties>
    </style:style>
    <style:style style:name="P94" style:parent-style-name="Standaard" style:family="paragraph">
      <style:paragraph-properties fo:margin-left="0.9833in">
        <style:tab-stops/>
      </style:paragraph-properties>
    </style:style>
    <style:style style:name="P95" style:parent-style-name="Standaard" style:family="paragraph">
      <style:paragraph-properties fo:margin-left="1.9666in">
        <style:tab-stops/>
      </style:paragraph-properties>
    </style:style>
    <style:style style:name="P96" style:parent-style-name="Standaard" style:family="paragraph">
      <style:paragraph-properties fo:margin-left="1.9666in">
        <style:tab-stops/>
      </style:paragraph-properties>
    </style:style>
    <style:style style:name="T97" style:parent-style-name="Standaardalinea-lettertype" style:family="text">
      <style:text-properties fo:font-weight="bold" style:font-weight-asian="bold"/>
    </style:style>
    <style:style style:name="P98" style:parent-style-name="Standaard" style:family="paragraph">
      <style:paragraph-properties fo:break-before="page"/>
    </style:style>
  </office:automatic-styles>
  <office:body>
    <office:text text:use-soft-page-breaks="true">
      <text:list text:style-name="LFO1" text:continue-numbering="true">
        <text:list-item>
          <text:p text:style-name="P1">hoe lang is een vliegtuig op een bepaalde plek. Landingsbaan. Gate.<text:s/></text:p>
        </text:list-item>
        <text:list-item>
          <text:p text:style-name="P2">Duur landing.<text:s/></text:p>
        </text:list-item>
        <text:list-item>
          <text:p text:style-name="P3">Duur. Laden lossen. Schoonmaken. Tanken.<text:s/></text:p>
        </text:list-item>
        <text:list-item>
          <text:p text:style-name="P4">(Reistijd gate naar boarding. Gate naar landingsbaan. )</text:p>
        </text:list-item>
      </text:list>
      <text:p text:style-name="Standaard"/>
      <text:p text:style-name="Standaard"/>
      <text:p text:style-name="Standaard">Afstanden</text:p>
      <text:list text:style-name="LFO3" text:continue-numbering="true">
        <text:list-item>
          <text:p text:style-name="P5">Rondje om Schiphol vliegen</text:p>
        </text:list-item>
        <text:list-item>
          <text:p text:style-name="P6">Landingsbaan</text:p>
        </text:list-item>
        <text:list-item>
          <text:p text:style-name="P7">Van landingsbaan naar gate (verschillend per landingsbaan en per gate)</text:p>
        </text:list-item>
        <text:list-item>
          <text:p text:style-name="P8">Afstand gate naar vliegtuig</text:p>
        </text:list-item>
      </text:list>
      <text:p text:style-name="Standaard"/>
      <text:p text:style-name="Standaard">Duur</text:p>
      <text:list text:style-name="LFO4" text:continue-numbering="true">
        <text:list-item>
          <text:p text:style-name="P9">(Rondje om Schiphol vliegen)</text:p>
        </text:list-item>
        <text:list-item>
          <text:p text:style-name="P10">Landing en opstijgen.</text:p>
        </text:list-item>
        <text:list-item>
          <text:p text:style-name="P11">(Taxiën)</text:p>
        </text:list-item>
        <text:list-item>
          <text:p text:style-name="P12">Kerosine bijvullen ( l/u), schoonmaken(passagiers/u), bagage in- en uitladen(passagier/u)</text:p>
        </text:list-item>
        <text:list-item>
          <text:p text:style-name="P13">Uitstappen p/u/peringang</text:p>
        </text:list-item>
        <text:list-item>
          <text:p text:style-name="P14">Wachten tot vrijmaking landingsbaan (file)</text:p>
        </text:list-item>
      </text:list>
      <text:p text:style-name="Lijstalinea"/>
      <text:p text:style-name="P15"/>
      <text:p text:style-name="Standaard">Bronnen</text:p>
      <text:p text:style-name="Standaard"><text:a xlink:href="http://www.telegraaf.nl/vrij/reizen/20517592/__Snelheid_taxiende_vliegtuigen__.html" office:target-frame-name="_top" xlink:show="replace"><text:span text:style-name="Hyperlink">http://www.telegraaf.nl/vrij/reizen/20517592/__Snelheid_taxiende_vliegtuigen__.html</text:span></text:a><text:s/></text:p>
      <text:p text:style-name="Standaard"><text:a xlink:href="https://nl.wikipedia.org/wiki/Glijvluchtnadering" office:target-frame-name="_top" xlink:show="replace"><text:span text:style-name="Hyperlink">https://nl.wikipedia.org/wiki/Glijvluchtnadering</text:span></text:a><text:s/></text:p>
      <text:p text:style-name="Standaard"/>
      <text:p text:style-name="Geenafstand">3000 meter.</text:p>
      <text:p text:style-name="P16">Taxisnelheid 40 km/u<text:tab/></text:p>
      <text:p text:style-name="P17">Boarding 30min</text:p>
      <text:p text:style-name="P18"/>
      <text:p text:style-name="Standaard"><text:span text:style-name="T19">Info schiphol</text:span></text:p>
      <text:list text:style-name="LFO8" text:continue-numbering="true">
        <text:list-item>
          <text:p text:style-name="P20"><text:span text:style-name="T21">Duur schoonmaak</text:span></text:p>
        </text:list-item>
        <text:list-item>
          <text:p text:style-name="P22">Duur bagagehandling</text:p>
        </text:list-item>
        <text:list-item>
          <text:p text:style-name="P23"><text:span text:style-name="T24">Duur tanken</text:span></text:p>
        </text:list-item>
        <text:list-item>
          <text:p text:style-name="P25"><text:span text:style-name="T26">Simultane taken? (Schoonmaken en tanken)</text:span></text:p>
        </text:list-item>
        <text:list-item>
          <text:p text:style-name="P27"><text:span text:style-name="T28">Tijd nodig op landingsbaan tussen vliegtuigen</text:span></text:p>
        </text:list-item>
      </text:list>
      <text:p text:style-name="Geenafstand"/>
      <text:p text:style-name="Geenafstand"/>
      <text:p text:style-name="Standaard"><text:span text:style-name="T29">{Beste meneer/mevrouw,}</text:span></text:p>
      <text:p text:style-name="Geenafstand"/>
      <text:p text:style-name="Geenafstand">Wij, Krijn Alderliesten en Jason blank willen voor ons profielwerkstuk een algoritme maken wat het schema voor het maximale gebruik van de start-/landingsbanen berekent voor een luchthaven zoals die van Schiphol. Voordat {<text:span text:style-name="T30">wij onderzoek kunnen gaan doen naar welk algoritme het beste werkt}</text:span><text:s/>en wij een algoritme kunnen gaan ontwikkelen hebben wij informatie nodig over de duur van verschillende onderdelen in {<text:span text:style-name="T31">het proces waarbij Schiphol vliegtuigen ontvangt en weer op weg stuurt}.</text:span><text:s/>Het gaat hierbij om het volgende:<text:s/></text:p>
      <text:p text:style-name="Geenafstand"/>
      <text:list text:style-name="LFO9" text:continue-numbering="true">
        <text:list-item>
          <text:p text:style-name="P32"><text:span text:style-name="T33">Duur schoonmaak, als het kan in minuten per stoel</text:span></text:p>
        </text:list-item>
        <text:list-item>
          <text:p text:style-name="P34">Duur bagagehandling, als het kan in minuten per passagier.<text:s/></text:p>
        </text:list-item>
        <text:list-item>
          <text:p text:style-name="P35"><text:span text:style-name="T36">Duur tanken, als het kan in liter per minuut</text:span></text:p>
        </text:list-item>
        <text:list-item>
          <text:p text:style-name="P37"><text:span text:style-name="T38">Simultane taken? Welke van de bovenstaande taken kunnen/ worden tegelijk uitgevoerd</text:span></text:p>
        </text:list-item>
        <text:list-item>
          <text:p text:style-name="P39"><text:span text:style-name="T40">Duur van het gebruik van een start-/landingsbaan per vliegtuig bij de landing en bij het opstijgen.<text:s/></text:span></text:p>
        </text:list-item>
      </text:list>
      <text:p text:style-name="Geenafstand">Wij zouden graag weten of jullie in staat zijn ons deze informatie te verschaffen.</text:p>
      <text:p text:style-name="Geenafstand"/>
      <text:p text:style-name="Geenafstand">Alvast bedankt</text:p>
      <text:p text:style-name="Geenafstand"/>
      <text:p text:style-name="Geenafstand">Met vriendelijke groeten,</text:p>
      <text:p text:style-name="Geenafstand"><text:s/></text:p>
      <text:p text:style-name="Geenafstand">Krijn Alderliesten en Jason Blank<text:s/></text:p>
      <text:p text:style-name="Geenafstand">Christelijk Gymnasium Utrecht.<text:s/></text:p>
      <text:p text:style-name="Geenafstand"/>
      <text:p text:style-name="Standaard"/>
      <text:p text:style-name="Standaard"/>
      <text:p text:style-name="Standaard"/>
      <text:p text:style-name="Standaard"><text:span text:style-name="T41">{Beste meneer/mevrouw,}</text:span></text:p>
      <text:p text:style-name="Geenafstand"/>
      <text:p text:style-name="Geenafstand">Wij, Jason Blank en Krijn Alderliesten, zitten nu in de 6<text:span text:style-name="T42">e</text:span><text:s/>klas van het Christelijk Gymnasium Utrecht en hebben als onderwerp voor ons profielwerkstuk planningsalgoritme gekozen. Om dit onderwerp van bruikbare grote te maken willen hebben wij ervoor gekozen om het onderwerp te verkleinen tot planningsalgoritme voor het vliegtuig verkeer op een vliegveld. Hiervoor willen wij verschillende algoritmes ontwikkelen en dan onderzoeken welk algoritme het beste werkt, hierbij onder andere kijkende naar het optimaal gebruik van start- en landingsbanen en gebruik van gates.<text:s/></text:p>
      <text:p text:style-name="Geenafstand"/>
      <text:p text:style-name="Geenafstand">Voor het ontwikkelen van de logaritmes is echter ook informatie nodig, waarvan wij niet in staat waren om het te vinden op internet of in andere bronnen. Dit is waar wij hopen dat u ons zou kunnen helpen. Doordat Schiphol het grootste en belangrijkste vliegveld is in Nederland, dachten we dat Schiphol ons de volgende informatie zou kunnen verschaffen:</text:p>
      <text:p text:style-name="Geenafstand"/>
      <text:list text:style-name="LFO10" text:continue-numbering="true">
        <text:list-item>
          <text:p text:style-name="P43"><text:span text:style-name="T44">Duur schoonmaak, als het kan in minuten per stoel</text:span></text:p>
        </text:list-item>
        <text:list-item>
          <text:p text:style-name="P45">Duur bagagehandling, als het kan in minuten per passagier.<text:s/></text:p>
        </text:list-item>
        <text:list-item>
          <text:p text:style-name="P46"><text:span text:style-name="T47">Duur tanken, als het kan in liter per minuut</text:span></text:p>
        </text:list-item>
        <text:list-item>
          <text:p text:style-name="P48"><text:span text:style-name="T49">Simultane taken? Welke van de bovenstaande taken kunnen/ worden tegelijk uitgevoerd</text:span></text:p>
        </text:list-item>
        <text:list-item>
          <text:p text:style-name="P50"><text:span text:style-name="T51">Duur van het gebruik van een start-/landingsbaan per vliegtuig bij de landing en bij het opstijgen. Hoeveel tijd moet er minimaal tussen het verlaten van de baan door het eerste vliegtuig en betreden van de baan door een tweede vliegtuig.</text:span></text:p>
        </text:list-item>
      </text:list>
      <text:p text:style-name="Standaard">Wij hopen spoedig van u of een van u collega’s te horen.<text:s/></text:p>
      <text:p text:style-name="Standaard">Alvast bedankt.</text:p>
      <text:p text:style-name="Geenafstand">Met vriendelijke groeten,</text:p>
      <text:p text:style-name="Geenafstand"><text:s/></text:p>
      <text:p text:style-name="Geenafstand">Krijn Alderliesten en Jason Blank<text:s/></text:p>
      <text:p text:style-name="Geenafstand">Christelijk Gymnasium Utrecht.<text:s/></text:p>
      <text:p text:style-name="Geenafstand"/>
      <text:p text:style-name="Standaard"/>
      <text:p text:style-name="Standaard"/>
      <text:p text:style-name="P52"/>
      <text:p text:style-name="Standaard">J1</text:p>
      <text:p text:style-name="Standaard"/>
      <text:p text:style-name="Standaard"><text:span text:style-name="T53">Vliegtuigen sorteren op aankomsttijd</text:span></text:p>
      <text:p text:style-name="Standaard"><text:span text:style-name="T54">Het eerste vliegtuig uit de rij laten landen:</text:span></text:p>
      <text:p text:style-name="P55"><text:span text:style-name="T56">De meest geschikte niet-bezette landingsbaan kiezen</text:span></text:p>
      <text:p text:style-name="P57"><text:span text:style-name="T58">Indien vrij:</text:span></text:p>
      <text:p text:style-name="P59"><text:span text:style-name="T60">Deze landingsbaan als bezet markeren en aangeven hoe lang hij nog bezet is</text:span></text:p>
      <text:p text:style-name="P61"><text:span text:style-name="T62">Landen</text:span></text:p>
      <text:p text:style-name="P63"><text:span text:style-name="T64">Landingsbaan als vrij markeren</text:span></text:p>
      <text:p text:style-name="P65"><text:span text:style-name="T66">Indien bezet:</text:span></text:p>
      <text:p text:style-name="P67"><text:span text:style-name="T68">Indien wachttijd +- == tijd om een rondje te vliegen, vlieg een rondje</text:span></text:p>
      <text:p text:style-name="P69"><text:span text:style-name="T70">Anders kies een andere landingsbaan</text:span></text:p>
      <text:p text:style-name="P71"><text:span text:style-name="T72">Terug naar meest geschikte niet-bezette landingsbaan kiezen</text:span></text:p>
      <text:p text:style-name="P73"><text:span text:style-name="T74">Taxiën naar de meest geschikte Gate</text:span></text:p>
      <text:p text:style-name="Standaard"><text:span text:style-name="T75">Passagiers uitladen</text:span></text:p>
      <text:p text:style-name="Standaard"><text:span text:style-name="T76">Schoonmaken</text:span></text:p>
      <text:p text:style-name="Standaard"><text:span text:style-name="T77">Etc.</text:span></text:p>
      <text:p text:style-name="Standaard"><text:span text:style-name="T78">Passagiers inladen</text:span></text:p>
      <text:p text:style-name="Standaard"><text:span text:style-name="T79">Landingsbaan kiezen in de goede richting (aankomst heeft voorrang)</text:span></text:p>
      <text:p text:style-name="P80"><text:span text:style-name="T81">Indien bezet: wachten tot landingsbaan vrij is.</text:span></text:p>
      <text:p text:style-name="P82"><text:span text:style-name="T83">Als wachtrij 5 vliegtuigen bevat, kies een andere landingsbaan</text:span></text:p>
      <text:p text:style-name="Standaard"><text:span text:style-name="T84">Vertrekken</text:span></text:p>
      <text:p text:style-name="P85">Terug naar “Het eerste vliegtuig uit de rij laten landen”</text:p>
      <text:p text:style-name="Standaard"/>
      <text:p text:style-name="P86"/>
      <text:p text:style-name="Standaard">K1</text:p>
      <text:p text:style-name="Standaard"><text:span text:style-name="T87">Voor landing</text:span></text:p>
      <text:p text:style-name="Standaard">Bereken aankomsttijd</text:p>
      <text:p text:style-name="Standaard">Bekijk of er gaten zijn in de planning op de banen.</text:p>
      <text:p text:style-name="Standaard"><text:tab/>Wanneer<text:s/>niet:</text:p>
      <text:p text:style-name="Standaard"><text:tab/><text:tab/>Ga door naar regel?</text:p>
      <text:p text:style-name="Standaard"><text:tab/>Wanneer wel:<text:s/></text:p>
      <text:p text:style-name="Standaard"><text:tab/><text:tab/>Bereken of met dit vliegtuig wel perfecte aansluiting gevonden kan worden.<text:s/></text:p>
      <text:p text:style-name="Standaard"><text:tab/><text:tab/>Wanneer perfecte aansluiting gehaald kan worden</text:p>
      <text:p text:style-name="Standaard"><text:tab/><text:tab/><text:tab/>Wanneer niet:<text:s/></text:p>
      <text:p text:style-name="P88">Ga naar regel<text:s/>?</text:p>
      <text:p text:style-name="Standaard"><text:tab/><text:tab/><text:tab/>Wanneer wel:</text:p>
      <text:p text:style-name="P89">Bereken of<text:s/>vertraging die het andere vliegtuigen zou opleveren die naar die baan gaan<text:tab/><text:tab/><text:tab/><text:tab/><text:tab/></text:p>
      <text:p text:style-name="Standaard">Plaats vliegtuig in lijst aankomende vliegtuigen op duur van aankomst</text:p>
      <text:p text:style-name="Standaard">Bekijk aantal vliegtuigen toegewezen per baan.</text:p>
      <text:p text:style-name="Standaard">Wanneer duur van geplande vliegtuigen langer is dan vliegduur</text:p>
      <text:p text:style-name="P90">Wanneer niet:</text:p>
      <text:p text:style-name="P91">Wanneer meerdere<text:s/>banen beschikbaar zijn.<text:s/></text:p>
      <text:p text:style-name="P92"><text:tab/>Wanneer<text:s/>niet:</text:p>
      <text:p text:style-name="P93"><text:tab/><text:tab/>Noteer vliegtuig bij de lijst van landingen op die baan</text:p>
      <text:p text:style-name="P94"><text:tab/>Wanneer wel:</text:p>
      <text:p text:style-name="P95">Wijs vliegtuig toe aan landingsbaan waarbij er de kleinste tijd tussen twee vliegtuigen is.<text:s/></text:p>
      <text:p text:style-name="P96">En waarbij de vlucht de duur van de vlucht + taxiën het korst is</text:p>
      <text:p text:style-name="Standaard"><text:tab/>Wanneer wel:</text:p>
      <text:p text:style-name="Standaard"><text:tab/><text:tab/>Bereken<text:s/>kortste wachttijd</text:p>
      <text:p text:style-name="Standaard"><text:tab/><text:tab/>Wanneer kort genoeg om te compenseren met afname snelheid</text:p>
      <text:p text:style-name="Standaard"><text:tab/><text:tab/><text:tab/>Wanneer niet:</text:p>
      <text:p text:style-name="Standaard"><text:tab/><text:tab/><text:tab/><text:tab/>Bereken minimale duur van wacht ronde</text:p>
      <text:p text:style-name="Standaard"><text:tab/><text:tab/><text:tab/><text:tab/><text:tab/>Wijs juiste aantal rondes aan.<text:s/></text:p>
      <text:p text:style-name="Standaard"><text:tab/><text:tab/><text:tab/><text:tab/><text:tab/>Bepaal hoogte<text:s/>van vliegtuig</text:p>
      <text:p text:style-name="Standaard"><text:tab/><text:tab/><text:tab/><text:tab/><text:tab/><text:tab/>Bekijk duur van andere wacht ronde</text:p>
      <text:p text:style-name="Standaard"><text:tab/><text:tab/><text:tab/><text:tab/><text:tab/><text:tab/>Kies hoogte zo dat vliegtuig met kortste overige duur<text:s/></text:p>
      <text:p text:style-name="Standaard"><text:tab/><text:tab/><text:tab/><text:tab/><text:tab/><text:tab/>op laagste hoogte vliegt</text:p>
      <text:p text:style-name="Standaard"><text:tab/><text:tab/><text:tab/>Wanneer wel:</text:p>
      <text:p text:style-name="Standaard"><text:tab/><text:tab/><text:tab/><text:tab/>Bereken wat de nieuwe snelheid<text:s/>moet zijn</text:p>
      <text:p text:style-name="Standaard"><text:tab/><text:tab/><text:tab/><text:tab/><text:tab/>Geef deze snelheid door</text:p>
      <text:p text:style-name="Standaard"><text:tab/><text:tab/><text:tab/><text:tab/><text:tab/>Keer terug naar regel ?</text:p>
      <text:p text:style-name="Standaard"/>
      <text:p text:style-name="Standaard"><text:span text:style-name="T97">Tijdens landing.<text:s/></text:span></text:p>
      <text:p text:style-name="P98"/>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style:style style:name="Geenafstand" style:display-name="Geen afstand" style:family="paragraph">
      <style:paragraph-properties fo:margin-bottom="0in" fo:line-height="100%"/>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rijn Alderliesten</meta:initial-creator>
    <dc:creator>Krijn Alderliesten</dc:creator>
    <meta:creation-date>2016-09-06T05:50:00Z</meta:creation-date>
    <dc:date>2016-09-06T05:50:00Z</dc:date>
    <meta:template xlink:href="Normal.dotm" xlink:type="simple"/>
    <meta:editing-cycles>58</meta:editing-cycles>
    <meta:editing-duration>PT1500S</meta:editing-duration>
    <meta:document-statistic meta:page-count="1" meta:paragraph-count="11" meta:word-count="913" meta:character-count="5929" meta:row-count="41" meta:non-whitespace-character-count="5027"/>
  </office:meta>
</office:document-meta>
</file>